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4" style:family="paragraph">
      <loext:graphic-properties draw:fill="solid" draw:fill-color="#dddddd"/>
    </style:style>
    <style:style style:name="T1" style:family="text">
      <style:text-properties officeooo:rsid="00111c78"/>
    </style:style>
    <style:style style:name="T2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_20__28_Rounded_29_" svg:stroke-color="#000000" svg:stroke-linecap="round" draw:fill="solid" draw:fill-color="#dddddd" fo:min-height="11.35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5</text:p>
      <text:h text:style-name="Heading_20_2" text:outline-level="2">Aim: Process Synchroni<text:span text:style-name="T1">z</text:span>ation and Bounded Buffer Problem.</text:h>
      <text:p text:style-name="P1">5.1: Stimulate producer-consumer bounded buffer using mutex and semaphores.</text:p>
      <text:p text:style-name="P1">5.2: Buffer control with synchronized access.</text:p>
      <text:p text:style-name="P2">import threading</text:p>
      <text:p text:style-name="P2">import time</text:p>
      <text:p text:style-name="P2">import random</text:p>
      <text:p text:style-name="P2"/>
      <text:p text:style-name="P2">BUFFER_SIZE = 5</text:p>
      <text:p text:style-name="P2">buffer = []</text:p>
      <text:p text:style-name="P2"/>
      <text:p text:style-name="P2">mutex = threading.Lock()</text:p>
      <text:p text:style-name="P2">empty = threading.Semaphore(BUFFER_SIZE)  # Starts full (5 slots empty)</text:p>
      <text:p text:style-name="P2">full = threading.Semaphore(0)             # Starts empty</text:p>
      <text:p text:style-name="P2"/>
      <text:p text:style-name="P2">running = True  # Stop flag</text:p>
      <text:p text:style-name="P2"/>
      <text:p text:style-name="P2">def producer():</text:p>
      <text:p text:style-name="P2">    global running</text:p>
      <text:p text:style-name="P2">    while running:</text:p>
      <text:p text:style-name="P2">        item = random.randint(1, 100)</text:p>
      <text:p text:style-name="P2"/>
      <text:p text:style-name="P2">        if not empty.acquire(timeout=1):  # Avoid deadlock on exit</text:p>
      <text:p text:style-name="P2">            continue</text:p>
      <text:p text:style-name="P2"/>
      <text:p text:style-name="P2">        with mutex:</text:p>
      <text:p text:style-name="P2">            buffer.append(item)</text:p>
      <text:p text:style-name="P2">            print(f"Produced: {item}, Buffer: {buffer}")</text:p>
      <text:p text:style-name="P2"/>
      <text:p text:style-name="P2">        full.release()</text:p>
      <text:p text:style-name="P2">        time.sleep(random.uniform(0.1, 0.5))  # Simulate variable production time</text:p>
      <text:p text:style-name="P2"/>
      <text:p text:style-name="P2">def consumer():</text:p>
      <text:p text:style-name="P2">    global running</text:p>
      <text:p text:style-name="P2">    while running:</text:p>
      <text:p text:style-name="P2">        if not full.acquire(timeout=1):  # Avoid deadlock on exit</text:p>
      <text:p text:style-name="P2">            continue</text:p>
      <text:p text:style-name="P2"/>
      <text:p text:style-name="P2">        with mutex:</text:p>
      <text:p text:style-name="P2">            if buffer:</text:p>
      <text:p text:style-name="P2">                item = buffer.pop(0)</text:p>
      <text:p text:style-name="P2">                print(f"Consumed: {item}, Buffer: {buffer}")</text:p>
      <text:p text:style-name="P2"/>
      <text:p text:style-name="P2">        empty.release()</text:p>
      <text:p text:style-name="P2">        time.sleep(random.uniform(0.1, 0.5))  # Simulate variable consumption time</text:p>
      <text:p text:style-name="P2"/>
      <text:p text:style-name="P2">if __name__ == "__main__":</text:p>
      <text:p text:style-name="P2">    producerThread = threading.Thread(target=producer)</text:p>
      <text:p text:style-name="P2">    consumerThread = threading.Thread(target=consumer)</text:p>
      <text:p text:style-name="P2"/>
      <text:p text:style-name="P2">    producerThread.start()</text:p>
      <text:p text:style-name="P2">    consumerThread.start()</text:p>
      <text:p text:style-name="P2"><text:soft-page-break/></text:p>
      <text:p text:style-name="P2">    time.sleep(10)  # Let the simulation run for 10 seconds</text:p>
      <text:p text:style-name="P2">    running = False</text:p>
      <text:p text:style-name="P2"/>
      <text:p text:style-name="P2">    # Unblock threads if they're waiting</text:p>
      <text:p text:style-name="P2">    empty.release()</text:p>
      <text:p text:style-name="P2">    full.release()</text:p>
      <text:p text:style-name="P2"/>
      <text:p text:style-name="P2">    producerThread.join()</text:p>
      <text:p text:style-name="P2">    consumerThread.join()</text:p>
      <text:p text:style-name="P2"/>
      <text:p text:style-name="P2">    print("Simulation Finished")</text:p>
      <text:p text:style-name="P3"><draw:frame text:anchor-type="paragraph" draw:z-index="0" draw:name="Text Frame 1" draw:style-name="gr1" draw:text-style-name="P4" svg:width="13.098cm" svg:height="20.977cm" svg:x="0.139cm" svg:y="0.226cm"><draw:text-box><text:p><text:span text:style-name="T2">Produced: 13, Buffer: [13]</text:span></text:p><text:p><text:span text:style-name="T2">Consumed: 13, Buffer: []</text:span></text:p><text:p><text:span text:style-name="T2">Produced: 7, Buffer: [7]</text:span></text:p><text:p><text:span text:style-name="T2">Consumed: 7, Buffer: []</text:span></text:p><text:p><text:span text:style-name="T2">Produced: 35, Buffer: [35]</text:span></text:p><text:p><text:span text:style-name="T2">Consumed: 35, Buffer: []</text:span></text:p><text:p><text:span text:style-name="T2">Produced: 66, Buffer: [66]</text:span></text:p><text:p><text:span text:style-name="T2">Consumed: 66, Buffer: []</text:span></text:p><text:p><text:span text:style-name="T2">Produced: 8, Buffer: [8]</text:span></text:p><text:p><text:span text:style-name="T2">Consumed: 8, Buffer: []</text:span></text:p><text:p><text:span text:style-name="T2">Produced: 37, Buffer: [37]</text:span></text:p><text:p><text:span text:style-name="T2">Consumed: 37, Buffer: []</text:span></text:p><text:p><text:span text:style-name="T2">Produced: 58, Buffer: [58]</text:span></text:p><text:p><text:span text:style-name="T2">Consumed: 58, Buffer: []</text:span></text:p><text:p><text:span text:style-name="T2">Produced: 64, Buffer: [64]</text:span></text:p><text:p><text:span text:style-name="T2">Produced: 70, Buffer: [64, 70]</text:span></text:p><text:p><text:span text:style-name="T2">Consumed: 64, Buffer: [70]</text:span></text:p><text:p><text:span text:style-name="T2">Produced: 78, Buffer: [70, 78]</text:span></text:p><text:p><text:span text:style-name="T2">Consumed: 70, Buffer: [78]</text:span></text:p><text:p><text:span text:style-name="T2">Consumed: 78, Buffer: []</text:span></text:p><text:p><text:span text:style-name="T2">Produced: 26, Buffer: [26]</text:span></text:p><text:p><text:span text:style-name="T2">Consumed: 26, Buffer: []</text:span></text:p><text:p><text:span text:style-name="T2">Produced: 96, Buffer: [96]</text:span></text:p><text:p><text:span text:style-name="T2">Consumed: 96, Buffer: []</text:span></text:p><text:p><text:span text:style-name="T2">Produced: 75, Buffer: [75]</text:span></text:p><text:p><text:span text:style-name="T2">Consumed: 75, Buffer: []</text:span></text:p><text:p><text:span text:style-name="T2">Produced: 59, Buffer: [59]</text:span></text:p><text:p><text:span text:style-name="T2">Consumed: 59, Buffer: []</text:span></text:p><text:p><text:span text:style-name="T2">Produced: 74, Buffer: [74]</text:span></text:p><text:p><text:span text:style-name="T2">Consumed: 74, Buffer: []</text:span></text:p><text:p><text:span text:style-name="T2">Produced: 9, Buffer: [9]</text:span></text:p><text:p><text:span text:style-name="T2">Consumed: 9, Buffer: []</text:span></text:p><text:p><text:span text:style-name="T2">Produced: 16, Buffer: [16]</text:span></text:p><text:p><text:span text:style-name="T2">Consumed: 12, Buffer: [30, 44]</text:span></text:p><text:p><text:span text:style-name="T2">Produced: 86, Buffer: [30, 44, 86]</text:span></text:p><text:p><text:span text:style-name="T2">Consumed: 30, Buffer: [44, 86]</text:span></text:p><text:p><text:span text:style-name="T2">Produced: 10, Buffer: [44, 86, 10]</text:span></text:p><text:p><text:span text:style-name="T2">Produced: 99, Buffer: [44, 86, 10, 99]</text:span></text:p><text:p><text:span text:style-name="T2">Consumed: 44, Buffer: [86, 10, 99]</text:span></text:p><text:p><text:span text:style-name="T2">Consumed: 86, Buffer: [10, 99]</text:span></text:p><text:p><text:span text:style-name="T2">Produced: 13, Buffer: [10, 99, 13]</text:span></text:p><text:p><text:span text:style-name="T2">Consumed: 10, Buffer: [99, 13]</text:span></text:p><text:p><text:span text:style-name="T2">Consumed: 99, Buffer: [13]</text:span></text:p><text:p><text:span text:style-name="T2">Produced: 75, Buffer: [13, 75]</text:span></text:p><text:p><text:span text:style-name="T2">Produced: 74, Buffer: [13, 75, 74]</text:span></text:p><text:p><text:span text:style-name="T2">Consumed: 13, Buffer: [75, 74]</text:span></text:p><text:p><text:span text:style-name="T2">Simulation Finished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5.3: Circular queue technique(bounded buffer)</text:p>
      <text:p text:style-name="P2">import threading</text:p>
      <text:p text:style-name="P2">import queue</text:p>
      <text:p text:style-name="P2">import time</text:p>
      <text:p text:style-name="P2">import random</text:p>
      <text:p text:style-name="P2"/>
      <text:p text:style-name="P2">BUFFER_SIZE = 5</text:p>
      <text:p text:style-name="P2">buffer = queue.Queue(BUFFER_SIZE)</text:p>
      <text:p text:style-name="P2">running = True</text:p>
      <text:p text:style-name="P2">SENTINEL = None</text:p>
      <text:p text:style-name="P2"/>
      <text:p text:style-name="P2">def producer():</text:p>
      <text:p text:style-name="P2">    global running</text:p>
      <text:p text:style-name="P2">    while running:</text:p>
      <text:p text:style-name="P2">        item = random.randint(1, 100)</text:p>
      <text:p text:style-name="P2">        buffer.put(item)</text:p>
      <text:p text:style-name="P2">        print(f"Produced: {item}")</text:p>
      <text:p text:style-name="P2">        time.sleep(random.uniform(0.1, 0.5))  # Simulate some delay</text:p>
      <text:p text:style-name="P2"/>
      <text:p text:style-name="P2">    # Send sentinel value to stop the consumer</text:p>
      <text:p text:style-name="P2">    buffer.put(SENTINEL)</text:p>
      <text:p text:style-name="P2"/>
      <text:p text:style-name="P2">def consumer():</text:p>
      <text:p text:style-name="P2">    while True:</text:p>
      <text:p text:style-name="P2">        item = buffer.get()</text:p>
      <text:p text:style-name="P2">        if item is SENTINEL:</text:p>
      <text:p text:style-name="P2">            buffer.task_done()</text:p>
      <text:p text:style-name="P2">            break</text:p>
      <text:p text:style-name="P2">        print(f"Consumed: {item}")</text:p>
      <text:p text:style-name="P2">        buffer.task_done()</text:p>
      <text:p text:style-name="P2">        time.sleep(random.uniform(0.1, 0.5))  # Simulate processing delay</text:p>
      <text:p text:style-name="P2"/>
      <text:p text:style-name="P2">if __name__ == "__main__":</text:p>
      <text:p text:style-name="P2">    producerThread = threading.Thread(target=producer)</text:p>
      <text:p text:style-name="P2">    consumerThread = threading.Thread(target=consumer)</text:p>
      <text:p text:style-name="P2"/>
      <text:p text:style-name="P2">    producerThread.start()</text:p>
      <text:p text:style-name="P2">    consumerThread.start()</text:p>
      <text:p text:style-name="P2"/>
      <text:p text:style-name="P2">    # Let it run for a while</text:p>
      <text:p text:style-name="P2">    time.sleep(10)</text:p>
      <text:p text:style-name="P2">    running = False  # Signal the producer to stop</text:p>
      <text:p text:style-name="P2"/>
      <text:p text:style-name="P2">    producerThread.join()</text:p>
      <text:p text:style-name="P2">    consumerThread.join()</text:p>
      <text:p text:style-name="P2"/>
      <text:p text:style-name="P2">    print("Simulation Finished")</text:p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Text Frame 2" draw:style-name="gr1" draw:text-style-name="P4" svg:width="13.098cm" svg:height="25.44cm" svg:x="0.139cm" svg:y="0.226cm"><draw:text-box><text:p><text:span text:style-name="T2">Produced: 28</text:span></text:p><text:p><text:span text:style-name="T2">Consumed: 28</text:span></text:p><text:p><text:span text:style-name="T2">Produced: 59</text:span></text:p><text:p><text:span text:style-name="T2">Consumed: 59</text:span></text:p><text:p><text:span text:style-name="T2">Produced: 51</text:span></text:p><text:p><text:span text:style-name="T2">Consumed: 51</text:span></text:p><text:p><text:span text:style-name="T2">Produced: 50</text:span></text:p><text:p><text:span text:style-name="T2">Produced: 93</text:span></text:p><text:p><text:span text:style-name="T2">Consumed: 50</text:span></text:p><text:p><text:span text:style-name="T2">Consumed: 93</text:span></text:p><text:p><text:span text:style-name="T2">Produced: 11</text:span></text:p><text:p><text:span text:style-name="T2">Consumed: 11</text:span></text:p><text:p><text:span text:style-name="T2">Produced: 92</text:span></text:p><text:p><text:span text:style-name="T2">Consumed: 92</text:span></text:p><text:p><text:span text:style-name="T2">Produced: 25</text:span></text:p><text:p><text:span text:style-name="T2">Consumed: 25</text:span></text:p><text:p><text:span text:style-name="T2">Produced: 9</text:span></text:p><text:p><text:span text:style-name="T2">Consumed: 9</text:span></text:p><text:p><text:span text:style-name="T2">Produced: 25</text:span></text:p><text:p><text:span text:style-name="T2">Consumed: 25</text:span></text:p><text:p><text:span text:style-name="T2">Produced: 58</text:span></text:p><text:p><text:span text:style-name="T2">Consumed: 58</text:span></text:p><text:p><text:span text:style-name="T2">Produced: 88</text:span></text:p><text:p><text:span text:style-name="T2">Consumed: 88</text:span></text:p><text:p><text:span text:style-name="T2">Produced: 25</text:span></text:p><text:p><text:span text:style-name="T2">Consumed: 25</text:span></text:p><text:p><text:span text:style-name="T2">Produced: 83</text:span></text:p><text:p><text:span text:style-name="T2">Consumed: 83</text:span></text:p><text:p><text:span text:style-name="T2">Produced: 33</text:span></text:p><text:p><text:span text:style-name="T2">Consumed: 33</text:span></text:p><text:p><text:span text:style-name="T2">Produced: 44</text:span></text:p><text:p><text:span text:style-name="T2">Consumed: 44</text:span></text:p><text:p><text:span text:style-name="T2">Produced: 74</text:span></text:p><text:p><text:span text:style-name="T2">Consumed: 74</text:span></text:p><text:p><text:span text:style-name="T2">Produced: 97</text:span></text:p><text:p><text:span text:style-name="T2">Consumed: 97</text:span></text:p><text:p><text:span text:style-name="T2">Produced: 11</text:span></text:p><text:p><text:span text:style-name="T2">Consumed: 11</text:span></text:p><text:p><text:span text:style-name="T2">Produced: 80</text:span></text:p><text:p><text:span text:style-name="T2">Consumed: 80</text:span></text:p><text:p><text:span text:style-name="T2">Produced: 29</text:span></text:p><text:p><text:span text:style-name="T2">Consumed: 29</text:span></text:p><text:p><text:span text:style-name="T2">Produced: 43</text:span></text:p><text:p><text:span text:style-name="T2">Consumed: 43</text:span></text:p><text:p><text:span text:style-name="T2">Produced: 78</text:span></text:p><text:p><text:span text:style-name="T2">Consumed: 78</text:span></text:p><text:p><text:span text:style-name="T2">Produced: 98</text:span></text:p><text:p><text:span text:style-name="T2">Consumed: 98</text:span></text:p><text:p><text:span text:style-name="T2">Produced: 46</text:span></text:p><text:p><text:span text:style-name="T2">Consumed: 46</text:span></text:p><text:p><text:span text:style-name="T2">Produced: 96</text:span></text:p><text:p><text:span text:style-name="T2">Consumed: 96</text:span></text:p><text:p><text:span text:style-name="T2">Produced: 83</text:span></text:p><text:p><text:span text:style-name="T2">Consumed: 83</text:span></text:p><text:p><text:span text:style-name="T2">Produced: 26</text:span></text:p><text:p><text:span text:style-name="T2">Consumed: 26</text:span></text:p><text:p><text:span text:style-name="T2">Simulation Finished</text:span></text:p></draw:text-box></draw:frame><text:soft-page-break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0:56:49.438930400</meta:creation-date>
    <dc:date>2025-09-20T11:08:57.999041000</dc:date>
    <meta:editing-duration>PT1M38S</meta:editing-duration>
    <meta:editing-cycles>1</meta:editing-cycles>
    <meta:document-statistic meta:table-count="0" meta:image-count="0" meta:object-count="0" meta:page-count="4" meta:paragraph-count="86" meta:word-count="273" meta:character-count="2704" meta:non-whitespace-character-count="2111"/>
    <meta:generator>LibreOffice/25.8.1.1$Windows_X86_64 LibreOffice_project/54047653041915e595ad4e45cccea684809c77b5</meta:generator>
  </office:meta>
</office:document-meta>
</file>